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TICA SANCHEZ, MAIC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3743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IREZ NOVOA, WEI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1547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ATICA SANCHEZ, MAIC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37436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2.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10.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10.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2:40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